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55269" loext:opacity="100%" style:font-name="Arial1" fo:font-size="24pt" fo:font-weight="bold" officeooo:rsid="0005e27f" officeooo:paragraph-rsid="0005e27f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5983b0" loext:opacity="100%" style:font-name="Arial1" fo:font-size="14pt" fo:font-weight="bold" officeooo:rsid="0005e27f" officeooo:paragraph-rsid="0005e27f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05e27f" officeooo:paragraph-rsid="0005e27f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05e27f" officeooo:paragraph-rsid="0005e27f" style:font-size-asian="9.60000038146973pt" style:font-weight-asian="bold" style:font-size-complex="11pt" style:font-weight-complex="bold"/>
    </style:style>
    <style:style style:name="P5" style:family="paragraph" style:parent-style-name="Text_20_body">
      <style:text-properties style:font-name="Arial1" fo:font-size="11pt" fo:font-weight="bold" officeooo:rsid="0005e27f" officeooo:paragraph-rsid="0005e27f" style:font-size-asian="9.60000038146973pt" style:font-weight-asian="bold" style:font-size-complex="11pt" style:font-weight-complex="bold"/>
    </style:style>
    <style:style style:name="P6" style:family="paragraph" style:parent-style-name="Text_20_body">
      <style:text-properties fo:color="#5983b0" loext:opacity="100%" style:font-name="Arial1" fo:font-size="14pt" fo:font-weight="bold" officeooo:rsid="0005e27f" officeooo:paragraph-rsid="0005e27f" style:font-size-asian="12.25pt" style:font-weight-asian="bold" style:font-size-complex="14pt" style:font-weight-complex="bold"/>
    </style:style>
    <style:style style:name="P7" style:family="paragraph" style:parent-style-name="Text_20_body">
      <style:text-properties fo:color="#000000" loext:opacity="100%" style:font-name="Arial1" fo:font-size="11pt" fo:font-weight="normal" officeooo:rsid="0005e27f" officeooo:paragraph-rsid="0005e27f" style:font-size-asian="9.60000038146973pt" style:font-weight-asian="normal" style:font-size-complex="11pt" style:font-weight-complex="normal"/>
    </style:style>
    <style:style style:name="P8" style:family="paragraph" style:parent-style-name="Text_20_body">
      <style:text-properties fo:color="#000000" loext:opacity="100%" style:font-name="Arial1" fo:font-size="11pt" fo:font-weight="bold" officeooo:rsid="0005e27f" officeooo:paragraph-rsid="0005e27f" style:font-size-asian="9.60000038146973pt" style:font-weight-asian="bold" style:font-size-complex="11pt" style:font-weight-complex="bold"/>
    </style:style>
    <style:style style:name="P9" style:family="paragraph" style:parent-style-name="Text_20_body">
      <style:text-properties fo:color="#50938a" loext:opacity="100%" style:font-name="Arial1" fo:font-size="11pt" fo:font-weight="bold" officeooo:rsid="0005e27f" officeooo:paragraph-rsid="0005e27f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7: Equipos de trabajo.</text:p>
      <text:p text:style-name="P1"/>
      <text:p text:style-name="P2">1. Equipos de trabajo, concepto y tipos.</text:p>
      <text:p text:style-name="P2"/>
      <text:p text:style-name="P3">Podemos clasificar los equipos de trabajo en base a diferentes criterios:</text:p>
      <text:p text:style-name="P3"/>
      <text:p text:style-name="P4">Según su duración.</text:p>
      <text:p text:style-name="P4"/>
      <text:p text:style-name="P5">· Permanentes: <text:span text:style-name="T1">están integrados en la estructura de la empresa.</text:span></text:p>
      <text:p text:style-name="P5">· Temporales: <text:span text:style-name="T1">se crean con un objetivo concreto.</text:span></text:p>
      <text:p text:style-name="P5">Según su grado de formalidad.</text:p>
      <text:p text:style-name="P5">· Formales: <text:span text:style-name="T1">son creados por la propia empresa con una estructura definida y una finalidad concreta.</text:span></text:p>
      <text:p text:style-name="P5">· Informales: <text:span text:style-name="T1">surgen de forma espontánea entre los miembros de la empresa.</text:span></text:p>
      <text:p text:style-name="P5">Según su jerarquía.</text:p>
      <text:p text:style-name="P5">· Horizontales: <text:span text:style-name="T1">mismo nivel jerárquico.</text:span></text:p>
      <text:p text:style-name="P5">· Verticales: <text:span text:style-name="T1">distintos niveles jerárquicos.</text:span></text:p>
      <text:p text:style-name="P5">Según la finalidad que persiguen.</text:p>
      <text:p text:style-name="P5">· De resolución de problemas: <text:span text:style-name="T1">resolver algún problema que afecte al funcionamiento normal.</text:span></text:p>
      <text:p text:style-name="P5">· De producción: <text:span text:style-name="T1">surgen para ejecutar y materializar lo planificado.</text:span></text:p>
      <text:p text:style-name="P5">· De toma de decisiones: <text:span text:style-name="T1">para la consecución de una meta o el funcionamiento de la empresa.</text:span></text:p>
      <text:p text:style-name="P6">2. Ventajas e inconvenientes del trabajo en equipo.</text:p>
      <text:p text:style-name="P8">Ventajas.</text:p>
      <text:p text:style-name="P8">· <text:span text:style-name="T1">El resultado es superior.</text:span></text:p>
      <text:p text:style-name="P8">· <text:span text:style-name="T1">Son más estables.</text:span></text:p>
      <text:p text:style-name="P8">· <text:span text:style-name="T1">Da mejores resultados para la solución de problemas.</text:span></text:p>
      <text:p text:style-name="P8">· <text:span text:style-name="T1">Los grupos asumen más fácilmente los riesgos.</text:span></text:p>
      <text:p text:style-name="P8">· <text:span text:style-name="T1">Realizar tareas de mayor especialización.</text:span></text:p>
      <text:p text:style-name="P8">· <text:span text:style-name="T1">Aumenta la calidad del trabajo.</text:span></text:p>
      <text:p text:style-name="P8">· <text:span text:style-name="T1">Mayor aceptación de la empresa en la toma de decisiones.</text:span></text:p>
      <text:p text:style-name="P8">Inconvenientes.</text:p>
      <text:p text:style-name="P8">· <text:span text:style-name="T1">Es más fácil diluir la responsabilidad.</text:span></text:p>
      <text:p text:style-name="P8">· <text:span text:style-name="T1">Se gasta mucho tiempo y energía en discusiones.</text:span></text:p>
      <text:p text:style-name="P8">· <text:span text:style-name="T1">Si el equipo de trabajo es muy numeroso, puede caer en burocracia.</text:span></text:p>
      <text:p text:style-name="P8">· <text:span text:style-name="T1">Es necesaria la presencia de un líder competente.</text:span></text:p>
      <text:p text:style-name="P8"><text:span text:style-name="T1"/></text:p>
      <text:p text:style-name="P6"><text:soft-page-break/>3. Técnicas de dinámicas de grupos.</text:p>
      <text:p text:style-name="P9">3.1. Objetivo.</text:p>
      <text:p text:style-name="P7">Se llevan a cabo dinámicas de grupo para estudiar la conducta del grupo como un todo, saber cómo varía la conducta individual de los miembros, cómo se relacionan con otros grupos y cuáles son las técnicas de trabajo más eficaces.</text:p>
      <text:p text:style-name="P7">Se tienen en cuenta sus características y circunstancias, y para elegir la técnica adecuada hay que tener en cuenta los objetivos que se persiguen, la madurez, el tamaño del grupo y el ambiente físico.</text:p>
      <text:p text:style-name="P9">3.2. Ventajas de la dinámica de grupo.</text:p>
      <text:p text:style-name="P7">· Enriquecen la personalidad de los participantes.</text:p>
      <text:p text:style-name="P7">· Potencian la adaptación social.</text:p>
      <text:p text:style-name="P7">· Enseñan a pensar activamente.</text:p>
      <text:p text:style-name="P7">· Crean una actitud positiva ante problemas de relaciones humanas.</text:p>
      <text:p text:style-name="P7">· Fomentan una actitud de responsabilidad.</text:p>
      <text:p text:style-name="P7">· Desarrollan capacidades de cooperación, intercambio y creación.</text:p>
      <text:p text:style-name="P7">· Vencen temores, inhibiciones y crean sentimientos de seguridad personal.</text:p>
      <text:p text:style-name="P7">· Refuerzan el diálogo interpersonal.</text:p>
      <text:p text:style-name="P9">3.3. Metodología.</text:p>
      <text:p text:style-name="P7">La metodología es activa, participan todos los componentes del grupo. Lo principal de estas técnicas es ver cómo reacciona el grupo y cómo responde a lo planteado por el dinamizador.</text:p>
      <text:p text:style-name="P7">Es crítica, pues pretende que se analice y reflexione respecto a una cuestión.</text:p>
      <text:p text:style-name="P9">3.4. Elección de la técnica más adecuada.</text:p>
      <text:p text:style-name="P8">Objetivos que se pretenden conseguir.</text:p>
      <text:p text:style-name="P8">· Discusión: <text:span text:style-name="T1">promueve el intercambio de ideas y opiniones.</text:span></text:p>
      <text:p text:style-name="P8">· Entrevista: <text:span text:style-name="T1">favorece el aprendizaje de conocimientos.</text:span></text:p>
      <text:p text:style-name="P8">· Role-playing: <text:span text:style-name="T1">facilita la compresión vivencial de situaciones.</text:span></text:p>
      <text:p text:style-name="P8">· Phillips 6/6: <text:span text:style-name="T1">promueve la participación total.</text:span></text:p>
      <text:p text:style-name="P8">· Tormenta de ideas: <text:span text:style-name="T1">desarrolla el pensamiento creador.</text:span></text:p>
      <text:p text:style-name="P8">· Estudio de casos: <text:span text:style-name="T1">capacidad de análisis.</text:span></text:p>
      <text:p text:style-name="P8">Nivel de madurez y entrenamiento del grupo.</text:p>
      <text:p text:style-name="P7">Para los grupos recién formados, no experimentados en la actividad grupal, será preferible seleccionar técnicas más simples (panel, mesa redonda, etc) y a medida que aumente la experiencia de grupo, utilizar técnicas de mayor participación (discusión, Phillips 6/6, etc.).</text:p>
      <text:p text:style-name="P7"/>
      <text:p text:style-name="P7"/>
      <text:p text:style-name="P7"/>
      <text:p text:style-name="P8"><text:soft-page-break/>Tamaño del grupo.</text:p>
      <text:p text:style-name="P7">En los grupos pequeños (hasta 15-20 personas), se da mayor interacción, las relaciones son más estrechas y se puede llegar más fácilmente al consenso, son más aptas las técnicas informales o permisivas.</text:p>
      <text:p text:style-name="P7">En los grupos grandes, la implicación de los miembros se hace más complicada, y por tanto, es importante que el dinamizador facilite su participación. Las técnicas pueden ser panel y/o simposio.</text:p>
      <text:p text:style-name="P8">Características de los componentes del grupo.</text:p>
      <text:p text:style-name="P7">Los grupos serán diferentes dependiendo de la edad de los miembros, el nivel de formación, los intereses, las experiencias, expectativas, etc. Así, por ejemplo, un grupo de participantes inteligentes y entusiastas desarrollará con éxito técnicas de tormenta de ideas y role-playing.</text:p>
      <text:p text:style-name="P7">Por el contrario, si el grupo es apático, habrá que estimularlo con un Phillips 6/6.</text:p>
      <text:p text:style-name="P6">4. Roles de los participantes. El liderazgo.</text:p>
      <text:p text:style-name="P7">Fruto de la importancia que toma el trabajo en equipo y como características esenciales para su eficacia, debemos tomar en cuenta la comunicación y la inteligencia emocional como claves donde se da una mayor aportación a las personas, a sus competencias y habilidades, de las que destacar el fomento del respeto, libertad de expresión, la integración, el valor a las ideas y aportaciones de los miembros.</text:p>
      <text:p text:style-name="P7">Siguiendo a Jack R. Gibb, veamos la tipología más representativa:</text:p>
      <text:p text:style-name="P8">· Armonizador: <text:span text:style-name="T1">concilia posiciones. No muestra agresividad.</text:span></text:p>
      <text:p text:style-name="P8">· Alentador: <text:span text:style-name="T1">es amistoso y cordial. Fortalece el estatus del grupo.</text:span></text:p>
      <text:p text:style-name="P8">· Activador: <text:span text:style-name="T1">impulsa al grupo hacia la toma de decisiones e induce a la acción.</text:span></text:p>
      <text:p text:style-name="P8">· Iniciador: <text:span text:style-name="T1">propone soluciones o decisiones alternativas. Tiene ideas.</text:span></text:p>
      <text:p text:style-name="P8">· Interrogador: <text:span text:style-name="T1">solicita información. Formula preguntas. Practica la crítica.</text:span></text:p>
      <text:p text:style-name="P8">· Oyente: <text:span text:style-name="T1">habla poco o nada. Demuestra interés por su actitud o gestos de cara y cuerpo.</text:span></text:p>
      <text:p text:style-name="P8">· Gracioso: <text:span text:style-name="T1">reduce tensiones.</text:span></text:p>
      <text:p text:style-name="P8">· Monopolizador: <text:span text:style-name="T1">interrumpe, es dogmático, trata de dirigir el grupo.</text:span></text:p>
      <text:p text:style-name="P8">· Negativo: <text:span text:style-name="T1">rechaza ideas. Adopta posturas negativas. Se niega a cooperar.</text:span></text:p>
      <text:p text:style-name="P8">· Desertor: <text:span text:style-name="T1">es indiferente. Garabatea en sus papeles. Cuchichea con los demás.</text:span></text:p>
      <text:p text:style-name="P8">· Agresor: <text:span text:style-name="T1">critica y/o censura a los demás.</text:span></text:p>
      <text:p text:style-name="P8">· Aclarador: <text:span text:style-name="T1">vuelve a enunciar una solución para esclarecerla y sintetiza ideas.</text:span></text:p>
      <text:p text:style-name="P8"><text:span text:style-name="T1">El líder actúa para ayudar a los demás a lograr objetivos haciendo uso de sus capacidades.</text:span></text:p>
      <text:p text:style-name="P8"><text:span text:style-name="T1">Los </text:span>componentes del liderazgo <text:span text:style-name="T1">son:</text:span></text:p>
      <text:p text:style-name="P8"><text:span text:style-name="T1">· La autoridad.</text:span></text:p>
      <text:p text:style-name="P8"><text:span text:style-name="T1">· Habilidad para comprender.</text:span></text:p>
      <text:p text:style-name="P8"><text:span text:style-name="T1">· Habilidad de inspirar en sus seguidores actitudes y predisposiciones.</text:span></text:p>
      <text:p text:style-name="P8"><text:span text:style-name="T1">· El estilo del líder y el clima que este crea en su entorno y dentro del grup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7:54:48.907000000</meta:creation-date>
    <dc:date>2023-12-05T18:26:09.770000000</dc:date>
    <meta:editing-duration>PT31M21S</meta:editing-duration>
    <meta:editing-cycles>1</meta:editing-cycles>
    <meta:document-statistic meta:table-count="0" meta:image-count="0" meta:object-count="0" meta:page-count="3" meta:paragraph-count="83" meta:word-count="918" meta:character-count="5796" meta:non-whitespace-character-count="4961"/>
    <meta:generator>LibreOffice/7.6.2.1$Windows_X86_64 LibreOffice_project/56f7684011345957bbf33a7ee678afaf4d2ba333</meta:generator>
  </office:meta>
</office:document-meta>
</file>